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87.7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6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2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style:font-name="Arial"/>
    </style:style>
    <style:style style:name="ce3" style:family="table-cell" style:parent-style-name="Default">
      <style:table-cell-properties fo:background-color="#ff3333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style:font-name="Arial"/>
    </style:style>
    <style:style style:name="ce5" style:family="table-cell" style:parent-style-name="Default">
      <style:table-cell-properties fo:background-color="#ff00cc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ff00cc"/>
      <style:text-properties style:font-name="Arial"/>
    </style:style>
    <style:style style:name="ce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style:font-name="Arial"/>
    </style:style>
    <style:style style:name="ce9" style:family="table-cell" style:parent-style-name="Default" style:data-style-name="N100">
      <style:table-cell-properties fo:background-color="#ffff99"/>
      <style:text-properties style:font-name="Arial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9900ff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9900ff"/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3" table:default-cell-style-name="ce6"/>
        <table:table-column table:style-name="co5" table:default-cell-style-name="ce8"/>
        <table:table-column table:style-name="co6" table:default-cell-style-name="ce8"/>
        <table:table-column table:style-name="co2" table:default-cell-style-name="ce11"/>
        <table:table-column table:style-name="co7" table:default-cell-style-name="ce8"/>
        <table:table-column table:style-name="co8" table:default-cell-style-name="ce11"/>
        <table:table-column table:style-name="co9" table:default-cell-style-name="ce13"/>
        <table:table-column table:style-name="co10" table:default-cell-style-name="ce11"/>
        <table:table-column table:style-name="co11" table:number-columns-repeated="1012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1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3" office:value-type="string" calcext:value-type="string">
            <text:p>Format</text:p>
          </table:table-cell>
          <table:table-cell table:style-name="ce5" office:value-type="string" calcext:value-type="string">
            <text:p>Training Leve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st</text:p>
          </table:table-cell>
          <table:table-cell table:style-name="ce10" office:value-type="string" calcext:value-type="string">
            <text:p>Available Funding</text:p>
          </table:table-cell>
          <table:table-cell table:style-name="ce7" office:value-type="string" calcext:value-type="string">
            <text:p>Duration (days)</text:p>
          </table:table-cell>
          <table:table-cell table:style-name="ce10" office:value-type="string" calcext:value-type="string">
            <text:p>Start dates (2017)</text:p>
          </table:table-cell>
          <table:table-cell table:style-name="ce12" office:value-type="string" calcext:value-type="string">
            <text:p>Venue</text:p>
          </table:table-cell>
          <table:table-cell table:style-name="ce10" office:value-type="string" calcext:value-type="string">
            <text:p>Est. CPD points</text:p>
          </table:table-cell>
          <table:table-cell table:style-name="ce10"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</text:p>
            <text:p>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 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</text:p>
            <text:p>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</text:p>
            <text:p>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</text:p>
            <text:p>Personal Data Protection Act (updated)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</text:p>
            <text:p>PDPA Policies</text:p>
          </table:table-cell>
          <table:table-cell table:style-name="ce9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9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</text:p>
            <text:p>Value</text:p>
          </table:table-cell>
          <table:table-cell table:style-name="ce9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al-making Through Negotiation</text:p>
          </table:table-cell>
          <table:table-cell table:style-name="ce9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9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9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</text:p>
            <text:p>Essentials</text:p>
          </table:table-cell>
          <table:table-cell table:style-name="ce9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</text:p>
            <text:p>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-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</text:p>
            <text:p>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</text:p>
            <text:p>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</text:p>
            <text:p>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09:52:29.195894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7-20T10:01:02.451866640</dc:date>
    <meta:editing-duration>PT4H57M3S</meta:editing-duration>
    <meta:editing-cycles>9</meta:editing-cycles>
    <meta:document-statistic meta:table-count="1" meta:cell-count="550" meta:object-count="0"/>
  </office:meta>
</office:document-meta>
</file>